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style:font-weight-complex="bold" fo:font-size="8pt" style:font-size-asian="8pt" style:font-size-complex="8pt" fo:language="en" fo:country="US"/>
    </style:style>
    <style:style style:name="T638" style:parent-style-name="DefaultParagraphFont" style:family="text">
      <style:text-properties fo:font-size="8pt" style:font-size-asian="8pt" style:font-size-complex="8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weight="bold" style:font-weight-asian="bold" fo:font-size="8pt" style:font-size-asian="8pt" style:font-size-complex="8pt" fo:language="en" fo:country="US"/>
    </style:style>
    <style:style style:name="P641" style:parent-style-name="normal1" style:family="paragraph">
      <style:text-properties fo:font-size="10pt" style:font-size-asian="10pt" style:font-size-complex="10pt" fo:language="en" fo:country="US"/>
    </style:style>
    <style:style style:name="T642" style:parent-style-name="DefaultParagraphFont" style:family="text">
      <style:text-properties fo:font-weight="bold" style:font-weight-asian="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fo:font-size="8pt" style:font-size-asian="8pt" style:font-size-complex="8pt" fo:language="en" fo:country="US"/>
    </style:style>
    <style:style style:name="T645" style:parent-style-name="DefaultParagraphFont" style:family="text">
      <style:text-properties fo:font-weight="bold" style:font-weight-asian="bold" fo:font-size="8pt" style:font-size-asian="8pt" style:font-size-complex="8pt" fo:language="en" fo:country="US"/>
    </style:style>
    <style:style style:name="T646" style:parent-style-name="DefaultParagraphFont" style:family="text">
      <style:text-properties fo:font-weight="bold" style:font-weight-asian="bold" style:font-weight-complex="bold" fo:font-size="8pt" style:font-size-asian="8pt" style:font-size-complex="8pt" fo:language="en" fo:country="US"/>
    </style:style>
    <style:style style:name="T647" style:parent-style-name="DefaultParagraphFont" style:family="text">
      <style:text-properties fo:font-weight="bold" style:font-weight-asian="bold" style:font-weight-complex="bold" fo:font-size="8pt" style:font-size-asian="8pt" style:font-size-complex="8pt" fo:language="en" fo:country="US"/>
    </style:style>
    <style:style style:name="T648" style:parent-style-name="DefaultParagraphFont" style:family="text">
      <style:text-properties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style:font-weight-complex="bold" fo:font-size="8pt" style:font-size-asian="8pt" style:font-size-complex="8pt" fo:language="en" fo:country="US"/>
    </style:style>
    <style:style style:name="T651" style:parent-style-name="DefaultParagraphFont" style:family="text">
      <style:text-properties fo:font-weight="bold" style:font-weight-asian="bold" style:font-weight-complex="bold" fo:font-size="8pt" style:font-size-asian="8pt" style:font-size-complex="8pt" fo:language="en" fo:country="US"/>
    </style:style>
    <style:style style:name="T652" style:parent-style-name="DefaultParagraphFont" style:family="text">
      <style:text-properties fo:font-size="8pt" style:font-size-asian="8pt" style:font-size-complex="8pt" fo:language="en" fo:country="US"/>
    </style:style>
    <style:style style:name="T653" style:parent-style-name="DefaultParagraphFont" style:family="text">
      <style:text-properties fo:font-weight="bold" style:font-weight-asian="bold" fo:font-size="8pt" style:font-size-asian="8pt" style:font-size-complex="8pt" fo:language="en" fo:country="US"/>
    </style:style>
    <style:style style:name="T654" style:parent-style-name="DefaultParagraphFont" style:family="text">
      <style:text-properties fo:font-weight="bold" style:font-weight-asian="bold" style:font-weight-complex="bold" fo:font-size="8pt" style:font-size-asian="8pt" style:font-size-complex="8pt" fo:language="en" fo:country="US"/>
    </style:style>
    <style:style style:name="T655" style:parent-style-name="DefaultParagraphFont" style:family="text">
      <style:text-properties fo:font-size="8pt" style:font-size-asian="8pt" style:font-size-complex="8pt" fo:language="en" fo:country="US"/>
    </style:style>
    <style:style style:name="T656" style:parent-style-name="DefaultParagraphFont" style:family="text">
      <style:text-properties fo:font-weight="bold" style:font-weight-asian="bold" fo:font-size="8pt" style:font-size-asian="8pt" style:font-size-complex="8pt" fo:language="en" fo:country="US"/>
    </style:style>
    <style:style style:name="P657" style:parent-style-name="normal1" style:family="paragraph">
      <style:text-properties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T707" style:parent-style-name="DefaultParagraphFont" style:family="text">
      <style:text-properties fo:font-size="9pt" style:font-size-asian="9pt" style:font-size-complex="9pt" fo:language="en" fo:country="US"/>
    </style:style>
    <style:style style:name="T708" style:parent-style-name="DefaultParagraphFont" style:family="text">
      <style:text-properties fo:font-size="9pt" style:font-size-asian="9pt" style:font-size-complex="9pt"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paragraph-properties fo:margin-left="0.5in" fo:text-indent="-0.5in">
        <style:tab-stops/>
      </style:paragraph-properties>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text:s/></text:span><text:span text:style-name="T633">the cards that are debuffed are no longer debuffed and the cards that are not debuffed become debuffed</text:span><text:span text:style-name="T634">.</text:span><text:span text:style-name="T635"><text:s/></text:span><text:span text:style-name="T636">IMPLEMENTED</text:span></text:p>
      <text:p text:style-name="normal1"><text:span text:style-name="T637">Laika’s Contact:<text:s/></text:span><text:span text:style-name="T638">The righmost card in your deck becomes a laika card. You heal 5hp.</text:span><text:span text:style-name="T639"><text:s/></text:span><text:span text:style-name="T640">IMPLEMENTED</text:span></text:p>
      <text:p text:style-name="P641">Legendary:</text:p>
      <text:p text:style-name="normal1"><text:span text:style-name="T642">Oligarch’s Prestige: o</text:span><text:span text:style-name="T643">pponent discards a card for each modified card in your hand.</text:span><text:span text:style-name="T644"><text:s/></text:span><text:span text:style-name="T645">IMPLEMENTED</text:span></text:p>
      <text:p text:style-name="normal1"><text:span text:style-name="T646">Oligarch’s<text:s/></text:span><text:span text:style-name="T647">Prerogative</text:span><text:span text:style-name="T648">: All</text:span><text:span text:style-name="T649"><text:s/>cards in your hand lose debuffed until the end of the turn.<text:s/></text:span><text:span text:style-name="T650">NEW</text:span></text:p>
      <text:p text:style-name="normal1"><text:span text:style-name="T651">The Sentinel's Farewell</text:span><text:span text:style-name="T652">: Set your life total to 1 hp. You cannot receive damage this turn.</text:span><text:span text:style-name="T653">IMPLEMENTED</text:span></text:p>
      <text:p text:style-name="normal1"><text:span text:style-name="T654">Muzzle:<text:s/></text:span><text:span text:style-name="T655">opponent cannot play face cards for one turn.</text:span><text:span text:style-name="T656">IMPLEMENTED</text:span></text:p>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normal1"><text:span text:style-name="T707">TODO:</text:span></text:p>
      <text:p text:style-name="normal1"><text:span text:style-name="T708">put boxed into the item panels like mewgenics</text:span></text:p>
      <text:p text:style-name="P709">Maybe a card modifier that prevents it from being discarded/debuffed? Really rare</text:p>
      <text:p text:style-name="P710">Rework the CC items to either have a drawback or be boss items.</text:p>
      <text:p text:style-name="P711">Add cursor indicator to show that you can reverse.</text:p>
      <text:p text:style-name="P712">Think about adding crit chance.</text:p>
      <text:p text:style-name="P713">Maybe compound tooltips?</text:p>
      <text:p text:style-name="P714">Armor as a stat, flat damage reduction that decreases by the damage dealt each turn.Maybe comes from items of card modifiers.</text:p>
      <text:p text:style-name="P715">Play around with the idea of items doing something for the first/first few turns</text:p>
      <text:p text:style-name="P716">Stray’s coin and similar coin items make the coin physical.</text:p>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2T22:57:00Z</dc:date>
    <meta:template xlink:href="Normal.dotm" xlink:type="simple"/>
    <meta:editing-cycles>672</meta:editing-cycles>
    <meta:editing-duration>PT51540S</meta:editing-duration>
    <meta:user-defined meta:name="AppVersion">15.0000</meta:user-defined>
    <meta:document-statistic meta:page-count="9" meta:paragraph-count="35" meta:word-count="2691" meta:character-count="17998" meta:row-count="127" meta:non-whitespace-character-count="15342"/>
  </office:meta>
</office:document-meta>
</file>